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FactoryImpl.addModuleListener( ModuleListener 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oduleFactoryImpl.getModul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FactoryImpl.getMod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FactoryImpl.fireModuleRemoved( IModule modu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uleFactoryImpl.removeModule( IModule modu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oduleFactoryImpl.ModuleFactoryImpl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uleFactoryImpl.setContentLoader( IModule module , IContentLoader content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uleFactoryImpl.fireModuleRefreshed( IModule modu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uleFactoryImpl.removeModuleListener( ModuleListener 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ModuleFactoryImpl.createModule( String id , IModuleDefinition 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oduleFactoryImpl.refreshModule( IModule modu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duleFactoryImpl.fireModuleAdded( IModule modu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